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663.8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48.15pt"/>
    </style:style>
    <style:style style:name="co6" style:family="table-column">
      <style:table-column-properties fo:break-before="auto" style:column-width="184.45pt"/>
    </style:style>
    <style:style style:name="co7" style:family="table-column">
      <style:table-column-properties fo:break-before="auto" style:column-width="207.64pt"/>
    </style:style>
    <style:style style:name="co8" style:family="table-column">
      <style:table-column-properties fo:break-before="auto" style:column-width="247.75pt"/>
    </style:style>
    <style:style style:name="co9" style:family="table-column">
      <style:table-column-properties fo:break-before="auto" style:column-width="273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6" style:family="table-cell" style:parent-style-name="Default">
      <style:text-properties fo:color="#000000" fo:font-weight="normal" style:font-weight-asian="normal" style:font-weight-complex="normal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  <style:text-properties fo:color="#000000"/>
    </style:style>
    <style:style style:name="ce24" style:family="table-cell" style:parent-style-name="Default">
      <style:table-cell-properties fo:background-color="#ce181e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46fc00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00ff4a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style:font-weight-asian="bold" style:font-weight-complex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bold" style:language-complex="none" style:country-complex="none" fo:language="none" fo:country="none" style:font-name="Monospace" style:language-asian="none" style:country-asian="none" style:font-weight-asian="bold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language="en" fo:country="US" style:language-asian="zh" style:country-asian="CN" style:language-complex="hi" style:country-complex="IN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table:style-name="Default" office:value-type="string" calcext:value-type="string">
            <text:p>statu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r 3.PWM mode. Generate static PWM 1000 Hz 50/50 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Timer 3.PWM mode. </text:span>Generate dynamic PWM 1000 Hz from 0 to 100 % (Changing duty cycle in main function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r 3. Interrupt. Generate interrupt and toggle LED (PD 15 (Blue LED)) One sec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r 3. Interrupt. Change duty cycle PWM from interrupt. Perion 0.01 sec, from 0 to 100 % and back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r 3. Interrupt. Change duty cycle PWM from interrupt. Work with servo motor. 50 Hz. Duty cycle from 0.001 to 0.002 sec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imet 3. DMA</text:p>
          </table:table-cell>
          <table:table-cell table:style-name="ce3"/>
          <table:table-cell table:number-columns-repeated="3"/>
          <table:table-cell office:value-type="string" calcext:value-type="string">
            <text:p>Module</text:p>
          </table:table-cell>
          <table:table-cell office:value-type="string" calcext:value-type="string">
            <text:p>Comunicatio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r 3. Interrupt. Processing something from interrupt. <text:s/>(Keyboard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imer 3. Work with CallBack functions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  <table:table-cell table:style-name="ce8" office:value-type="string" calcext:value-type="string">
            <text:p>1. Communication</text:p>
          </table:table-cell>
          <table:table-cell table:style-name="ce8" office:value-type="string" calcext:value-type="string">
            <text:p>1. GSM (SI800L)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SMS (Receive/Transmit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5"/>
          <table:table-cell table:style-name="ce8" office:value-type="string" calcext:value-type="string">
            <text:p>Call (Receive/Transmit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nect LCD to STM32 (first test print)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2. Nrf 24L01 +</text:p>
          </table:table-cell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nect touchscreen <text:s/>to STM32 (first test print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n random generate figures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3. ESP</text:p>
          </table:table-cell>
          <table:table-cell table:style-name="ce8" office:value-type="string" calcext:value-type="string">
            <text:p>UART??</text:p>
          </table:table-cell>
          <table:table-cell table:style-name="ce8" office:value-type="string" calcext:value-type="string">
            <text:p>Connect to WiFi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dd simple menu. Turn off/on RED LED. Print menu item only on one line on LCD.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https://stm32withoutfear.blogspot.com/2017/02/stm32-micromenu-2.htm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Print all menu item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4. LoRa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Як користуватись тачскріном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10"/>
          <table:table-cell table:number-columns-repeated="2"/>
          <table:table-cell table:style-name="ce8" office:value-type="string" calcext:value-type="string">
            <text:p>2. Sensors</text:p>
          </table:table-cell>
          <table:table-cell table:style-name="ce8" office:value-type="string" calcext:value-type="string">
            <text:p>1 .AM2302</text:p>
          </table:table-cell>
          <table:table-cell table:style-name="ce8" office:value-type="string" calcext:value-type="string">
            <text:p>one wire</text:p>
          </table:table-cell>
          <table:table-cell table:style-name="ce8" office:value-type="string" calcext:value-type="string">
            <text:p>Measure humidity and temper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2. BME/BMP280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Measure humidity and temperature and preasur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3. Aceleration, gyroscope and preasure</text:p>
          </table:table-cell>
          <table:table-cell table:style-name="ce8" office:value-type="string" calcext:value-type="string">
            <text:p>I2C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eyboard. Connect keyboard, and read char in main function. And measure how long it take time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eyboard. Read digits using interrupt.Timer3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Keyboard. Read digits using Chanel 1, timer 1</text:p>
          </table:table-cell>
          <table:table-cell table:style-name="ce3"/>
          <table:table-cell table:number-columns-repeated="2"/>
          <table:table-cell table:style-name="ce8" office:value-type="string" calcext:value-type="string">
            <text:p>3. Clock</text:p>
          </table:table-cell>
          <table:table-cell table:style-name="ce8" office:value-type="string" calcext:value-type="string">
            <text:p>DS3231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1. Always print data on OLED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8" office:value-type="string" calcext:value-type="string">
            <text:p>2. Set hours/minute/second and date</text:p>
          </table:table-cell>
        </table:table-row>
        <table:table-row table:style-name="ro1">
          <table:table-cell/>
          <table:table-cell office:value-type="string" calcext:value-type="string">
            <text:p>Timer 1. Encoder mode. Connect and first test run in main loop. Print value on LCD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8" office:value-type="string" calcext:value-type="string">
            <text:p>4. Game</text:p>
          </table:table-cell>
          <table:table-cell table:style-name="ce8" office:value-type="string" calcext:value-type="string">
            <text:p>Snake</text:p>
          </table:table-cell>
          <table:table-cell table:style-name="ce8"/>
          <table:table-cell table:style-name="ce8" office:value-type="string" calcext:value-type="string">
            <text:p>Using gamepad button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NSORS</text:p>
          </table:table-cell>
          <table:table-cell table:style-name="ce11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i2c bus scanner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tect BME280. 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tect DS3231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Detect </text:span> OLED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Detect </text:span> MPU6050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Detect hmc5883l <text:s/>магнітометр</text:p>
          </table:table-cell>
          <table:table-cell table:style-name="ce24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Detect <text:span text:style-name="T2">ms5611</text:span></text:p>
          </table:table-cell>
          <table:table-cell table:style-name="ce20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Detect <text:span text:style-name="T2">apds9960</text:span></text:p>
          </table:table-cell>
          <table:table-cell table:style-name="ce26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4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ad and save data from BME280 in main data structure (T, H and P)</text:p>
          </table:table-cell>
          <table:table-cell table:style-name="ce26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ad and save data from MPU6050 in main data structure (acce X,Y,Z and gyro X,Y and Z)</text:p>
          </table:table-cell>
          <table:table-cell table:style-name="ce26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<text:span text:style-name="T3">Read and save data from </text:span><text:span text:style-name="T4">ms5611</text:span><text:span text:style-name="T5"> in main data structure  (Pressure)</text:span></text:p>
          </table:table-cell>
          <table:table-cell table:style-name="ce13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14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ad data from AM2302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Add initiation senoor on Sensors on LCD</text:p>
          </table:table-cell>
          <table:table-cell table:style-name="ce15"/>
          <table:table-cell table:number-columns-repeated="6"/>
        </table:table-row>
        <table:table-row table:style-name="ro1">
          <table:table-cell table:number-columns-repeated="2"/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Print data on OL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ad time from DS3231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Write time on OL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Write set function for clock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Зробити другий дівайс з NRF модулем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Plan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ровірка контрольної суми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аралельний проект. Спробувати режити сліп, на stm32f103, Виміряти енергоспоживання, просипатись від переривання по таймера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 style:data-style-name="N2" text:time-value="19:48:21.563503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06:13.587617791</meta:creation-date>
    <meta:generator>LibreOffice/6.0.7.3$Linux_X86_64 LibreOffice_project/00m0$Build-3</meta:generator>
    <dc:date>2021-05-29T19:33:19.360304183</dc:date>
    <meta:editing-duration>P20DT1H4M24S</meta:editing-duration>
    <meta:editing-cycles>85</meta:editing-cycles>
    <meta:document-statistic meta:table-count="1" meta:cell-count="139" meta:object-count="0"/>
  </office:meta>
</office:document-meta>
</file>